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Default">
      <style:text-properties fo:font-size="14pt" style:font-size-asian="14pt" style:font-size-complex="14pt"/>
    </style:style>
    <style:style style:name="P4" style:family="paragraph" style:parent-style-name="Default">
      <style:paragraph-properties fo:line-height="200%" fo:text-indent="3cm" style:auto-text-indent="false"/>
      <style:text-properties fo:font-size="14pt" style:font-size-asian="14pt" style:font-size-complex="14pt"/>
    </style:style>
    <style:style style:name="P5" style:family="paragraph" style:parent-style-name="Default">
      <style:paragraph-properties fo:margin-left="6.251cm"/>
      <style:text-properties fo:font-size="14pt" style:font-size-asian="14pt" style:font-size-complex="14pt"/>
    </style:style>
    <style:style style:name="P6" style:family="paragraph" style:parent-style-name="Default">
      <style:paragraph-properties fo:margin-left="8.001cm" fo:text-align="center" style:justify-single-word="false"/>
      <style:text-properties fo:font-size="14pt" style:font-size-asian="14pt" style:font-size-complex="14pt"/>
    </style:style>
    <style:style style:name="P7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Default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257439"/>
    </style:style>
    <style:style style:name="P10" style:family="paragraph" style:parent-style-name="Standard">
      <style:paragraph-properties fo:line-height="150%" fo:text-indent="1.251cm" style:auto-text-indent="false"/>
    </style:style>
    <style:style style:name="P11" style:family="paragraph" style:parent-style-name="Standard">
      <style:paragraph-properties fo:line-height="150%" fo:text-indent="0cm" style:auto-text-indent="false"/>
    </style:style>
    <style:style style:name="P12" style:family="paragraph" style:parent-style-name="Standard">
      <style:paragraph-properties fo:line-height="150%" fo:text-align="start" style:justify-single-word="false" fo:text-indent="0cm" style:auto-text-indent="false"/>
    </style:style>
    <style:style style:name="P13" style:family="paragraph" style:parent-style-name="Standard">
      <style:paragraph-properties fo:line-height="150%" fo:text-align="start" style:justify-single-word="false" fo:text-indent="0cm" style:auto-text-indent="false"/>
      <style:text-properties officeooo:paragraph-rsid="00257439"/>
    </style:style>
    <style:style style:name="P14" style:family="paragraph" style:parent-style-name="Standard">
      <style:paragraph-properties fo:line-height="150%" fo:text-indent="1.251cm" style:auto-text-indent="false"/>
      <style:text-properties officeooo:paragraph-rsid="001ce42e"/>
    </style:style>
    <style:style style:name="P15" style:family="paragraph" style:parent-style-name="Standard">
      <style:paragraph-properties fo:line-height="150%" fo:text-indent="0cm" style:auto-text-indent="false"/>
      <style:text-properties officeooo:paragraph-rsid="001ce42e"/>
    </style:style>
    <style:style style:name="P16" style:family="paragraph" style:parent-style-name="Standard">
      <style:paragraph-properties fo:line-height="150%" fo:text-indent="1.251cm" style:auto-text-indent="false"/>
      <style:text-properties officeooo:paragraph-rsid="00257439"/>
    </style:style>
    <style:style style:name="P17" style:family="paragraph" style:parent-style-name="Default">
      <style:paragraph-properties fo:line-height="300%" fo:text-align="center" style:justify-single-word="false"/>
    </style:style>
    <style:style style:name="P18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19" style:family="paragraph" style:parent-style-name="Default">
      <style:paragraph-properties fo:margin-left="8.001cm"/>
    </style:style>
    <style:style style:name="P20" style:family="paragraph" style:parent-style-name="Default">
      <style:paragraph-properties fo:margin-left="8.001cm" fo:text-indent="0.49cm" style:auto-text-indent="false"/>
      <style:text-properties fo:font-size="11pt" style:font-size-asian="11pt" style:font-size-complex="11pt"/>
    </style:style>
    <style:style style:name="P21" style:family="paragraph" style:parent-style-name="Default">
      <style:paragraph-properties fo:margin-left="8.001cm"/>
      <style:text-properties fo:font-size="13pt" style:font-size-asian="13pt" style:font-size-complex="13pt"/>
    </style:style>
    <style:style style:name="P22" style:family="paragraph" style:parent-style-name="Standard">
      <style:paragraph-properties fo:line-height="100%" fo:text-indent="0cm" style:auto-text-indent="false"/>
    </style:style>
    <style:style style:name="P23" style:family="paragraph" style:parent-style-name="Standard">
      <style:paragraph-properties fo:line-height="100%" fo:text-indent="0cm" style:auto-text-indent="false"/>
      <style:text-properties style:font-name="Consolas" fo:font-size="12pt" style:font-size-asian="12pt" style:font-size-complex="12pt"/>
    </style:style>
    <style:style style:name="P24" style:family="paragraph" style:parent-style-name="Standard">
      <style:paragraph-properties fo:line-height="150%" fo:text-indent="0cm" style:auto-text-indent="false"/>
      <style:text-properties style:font-name="Consolas" fo:font-size="12pt" style:font-size-asian="12pt" style:font-size-complex="12pt"/>
    </style:style>
    <style:style style:name="P25" style:family="paragraph" style:parent-style-name="Standard">
      <style:paragraph-properties fo:line-height="150%" fo:text-align="start" style:justify-single-word="false" fo:text-indent="0cm" style:auto-text-indent="false"/>
      <style:text-properties style:font-name="Consolas" fo:font-size="14pt" style:font-size-asian="14pt" style:font-size-complex="14pt"/>
    </style:style>
    <style:style style:name="P26" style:family="paragraph" style:parent-style-name="Standard">
      <style:paragraph-properties fo:line-height="100%" fo:text-indent="0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50%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line-height="100%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line-height="150%" fo:text-indent="1.251cm" style:auto-text-indent="false"/>
      <style:text-properties style:font-name="Times New Roman" fo:font-weight="bold" style:font-weight-asian="bold" style:font-name-complex="Times New Roman1"/>
    </style:style>
    <style:style style:name="P30" style:family="paragraph" style:parent-style-name="Standard">
      <style:paragraph-properties fo:line-height="150%" fo:text-indent="0cm" style:auto-text-indent="false"/>
      <style:text-properties style:font-name="Consolas1" officeooo:paragraph-rsid="001ce42e"/>
    </style:style>
    <style:style style:name="P31" style:family="paragraph" style:parent-style-name="Standard">
      <style:paragraph-properties fo:line-height="150%" fo:text-align="justify" style:justify-single-word="false" fo:text-indent="0cm" style:auto-text-indent="false"/>
      <style:text-properties style:font-name="Consolas1" officeooo:rsid="00257439" officeooo:paragraph-rsid="00257439"/>
    </style:style>
    <style:style style:name="P32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33" style:family="paragraph" style:parent-style-name="Default">
      <style:paragraph-properties fo:line-height="300%" fo:text-align="center" style:justify-single-word="false"/>
      <style:text-properties fo:font-size="16pt" style:font-size-asian="16pt" style:font-size-complex="16pt"/>
    </style:style>
    <style:style style:name="P34" style:family="paragraph" style:parent-style-name="Defaul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Default">
      <style:paragraph-properties fo:margin-left="8.001cm"/>
      <style:text-properties fo:font-size="14pt" style:font-size-asian="14pt" style:font-size-complex="14pt"/>
    </style:style>
    <style:style style:name="P36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Default">
      <style:paragraph-properties fo:margin-left="8.001cm"/>
      <style:text-properties fo:font-size="13pt" style:text-underline-style="solid" style:text-underline-width="auto" style:text-underline-color="font-color" style:font-size-asian="13pt" style:font-size-complex="13pt"/>
    </style:style>
    <style:style style:name="P38" style:family="paragraph" style:parent-style-name="Default">
      <style:paragraph-properties fo:margin-left="8.001cm"/>
      <style:text-properties fo:font-size="13pt" style:font-size-asian="13pt" style:font-size-complex="13pt"/>
    </style:style>
    <style:style style:name="P39" style:family="paragraph" style:parent-style-name="Default">
      <style:paragraph-properties fo:margin-left="8.001cm" fo:text-indent="0.4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40" style:family="paragraph" style:parent-style-name="Default">
      <style:paragraph-properties fo:margin-left="8.001cm"/>
      <style:text-properties fo:font-size="11pt" fo:font-style="italic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text-align="center" style:justify-single-word="false"/>
      <style:text-properties style:font-size-complex="14pt"/>
    </style:style>
    <style:style style:name="P42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43" style:family="paragraph" style:parent-style-name="Standard" style:master-page-name="Converted1">
      <style:paragraph-properties fo:line-height="150%" fo:text-align="justify" style:justify-single-word="false" fo:text-indent="1.251cm" style:auto-text-indent="false" style:page-number="auto"/>
      <style:text-properties fo:font-size="14pt" fo:font-weight="bold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line-height="150%" fo:text-indent="1.251cm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45" style:family="paragraph" style:parent-style-name="Standard">
      <style:paragraph-properties fo:line-height="150%" fo:text-indent="1.251cm" style:auto-text-indent="false"/>
      <style:text-properties fo:font-size="14pt" fo:font-weight="bold" officeooo:paragraph-rsid="0029bdc1" style:font-size-asian="14pt" style:font-weight-asian="bold" style:font-name-complex="Times New Roman1" style:font-size-complex="14pt"/>
    </style:style>
    <style:style style:name="P46" style:family="paragraph" style:parent-style-name="Standard">
      <style:paragraph-properties fo:line-height="150%" fo:text-align="justify" style:justify-single-word="false" fo:text-indent="0cm" style:auto-text-indent="false"/>
      <style:text-properties fo:font-size="14pt" officeooo:paragraph-rsid="001b890c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8" style:family="paragraph" style:parent-style-name="Standard">
      <style:paragraph-properties fo:line-height="150%" fo:text-indent="1.251cm" style:auto-text-indent="false"/>
      <style:text-properties fo:font-size="14pt" fo:language="en" fo:country="US" fo:font-weight="bold" style:font-size-asian="14pt" style:font-weight-asian="bold" style:font-name-complex="Times New Roman1" style:font-size-complex="14pt"/>
    </style:style>
    <style:style style:name="P49" style:family="paragraph" style:parent-style-name="Standard">
      <style:paragraph-properties fo:line-height="150%" fo:text-indent="0cm" style:auto-text-indent="false"/>
      <style:text-properties style:font-name="Consolas" fo:font-size="12pt" style:font-size-asian="12pt" style:font-size-complex="12pt"/>
    </style:style>
    <style:style style:name="P50" style:family="paragraph" style:parent-style-name="Standard">
      <style:paragraph-properties fo:line-height="150%" fo:text-align="start" style:justify-single-word="false" fo:text-indent="0cm" style:auto-text-indent="false"/>
      <style:text-properties style:font-name="Consolas" fo:font-size="12pt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 fo:text-indent="0cm" style:auto-text-indent="false"/>
      <style:text-properties style:font-name="Consolas" fo:font-size="12pt" style:font-size-asian="12pt" style:font-size-complex="12pt"/>
    </style:style>
    <style:style style:name="P52" style:family="paragraph" style:parent-style-name="Standard">
      <style:paragraph-properties fo:line-height="100%" fo:text-indent="0cm" style:auto-text-indent="false"/>
      <style:text-properties style:font-name="Consolas" fo:font-size="12pt" style:font-size-asian="12pt" style:font-size-complex="12pt"/>
    </style:style>
    <style:style style:name="P53" style:family="paragraph" style:parent-style-name="Standard">
      <style:paragraph-properties fo:line-height="150%" fo:text-indent="0cm" style:auto-text-indent="false"/>
      <style:text-properties style:font-name="Consolas" fo:font-size="12pt" officeooo:rsid="0026f75c" officeooo:paragraph-rsid="0026f75c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 fo:text-indent="0cm" style:auto-text-indent="false"/>
      <style:text-properties style:font-name="Consolas" fo:font-size="12pt" officeooo:rsid="0039a0b8" officeooo:paragraph-rsid="0039a0b8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 fo:text-indent="0cm" style:auto-text-indent="false"/>
      <style:text-properties style:font-name="Consolas" fo:font-size="12pt" officeooo:rsid="003b8b0f" officeooo:paragraph-rsid="003b8b0f" style:font-size-asian="12pt" style:font-size-complex="12pt"/>
    </style:style>
    <style:style style:name="P56" style:family="paragraph" style:parent-style-name="Standard">
      <style:paragraph-properties fo:line-height="150%" fo:text-indent="0cm" style:auto-text-indent="false"/>
      <style:text-properties style:font-name="Consolas" fo:font-size="12pt" officeooo:rsid="001e3f91" officeooo:paragraph-rsid="001e3f91" style:font-size-asian="12pt" style:font-name-complex="Times New Roman1" style:font-size-complex="12pt"/>
    </style:style>
    <style:style style:name="P57" style:family="paragraph" style:parent-style-name="Standard">
      <style:paragraph-properties fo:line-height="100%" fo:text-indent="0cm" style:auto-text-indent="false"/>
      <style:text-properties style:font-name="Consolas" fo:font-size="12pt" fo:language="en" fo:country="US" style:font-size-asian="12pt" style:font-name-complex="Times New Roman1" style:font-size-complex="12pt"/>
    </style:style>
    <style:style style:name="P58" style:family="paragraph" style:parent-style-name="Standard">
      <style:paragraph-properties fo:line-height="150%" fo:text-indent="0cm" style:auto-text-indent="false"/>
      <style:text-properties style:font-name="Consolas" fo:font-size="12pt" fo:language="en" fo:country="US" officeooo:paragraph-rsid="001ce42e" style:font-size-asian="12pt" style:font-name-complex="Times New Roman1" style:font-size-complex="12pt"/>
    </style:style>
    <style:style style:name="P59" style:family="paragraph" style:parent-style-name="Standard">
      <style:paragraph-properties fo:line-height="150%" fo:text-indent="1.251cm" style:auto-text-indent="false"/>
      <style:text-properties fo:color="#0f1115" loext:opacity="100%" fo:font-size="14pt" officeooo:paragraph-rsid="0029bdc1" fo:background-color="#ffffff" style:font-size-asian="14pt" style:font-name-complex="Times New Roman1" style:font-size-complex="14pt"/>
    </style:style>
    <style:style style:name="P60" style:family="paragraph" style:parent-style-name="Standard">
      <style:paragraph-properties fo:line-height="150%" fo:text-indent="0cm" style:auto-text-indent="false"/>
      <style:text-properties style:font-name="Consolas1" officeooo:paragraph-rsid="001ce42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58ef" style:font-size-asian="14pt" style:font-size-complex="14pt"/>
    </style:style>
    <style:style style:name="T3" style:family="text">
      <style:text-properties fo:font-size="14pt" officeooo:rsid="0022738e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font-size="14pt" fo:font-weight="bold" officeooo:rsid="00257439" style:font-size-asian="14pt" style:font-weight-asian="bold" style:font-name-complex="Times New Roman1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fo:font-size="14pt" fo:language="en" fo:country="US" fo:font-weight="bold" officeooo:rsid="001ce42e" style:font-size-asian="14pt" style:font-weight-asian="bold" style:font-name-complex="Times New Roman1" style:font-size-complex="14pt"/>
    </style:style>
    <style:style style:name="T9" style:family="text">
      <style:text-properties fo:font-size="14pt" fo:language="en" fo:country="US" fo:font-weight="bold" officeooo:rsid="001d59b4" style:font-size-asian="14pt" style:font-weight-asian="bold" style:font-name-complex="Times New Roman1" style:font-size-complex="14pt"/>
    </style:style>
    <style:style style:name="T10" style:family="text">
      <style:text-properties fo:font-size="14pt" fo:language="en" fo:country="US" fo:font-weight="bold" officeooo:rsid="00331c23" style:font-size-asian="14pt" style:font-weight-asian="bold" style:font-name-complex="Times New Roman1" style:font-size-complex="14pt"/>
    </style:style>
    <style:style style:name="T11" style:family="text">
      <style:text-properties fo:font-size="14pt" fo:language="en" fo:country="US" fo:font-weight="bold" officeooo:rsid="0034a5a5" style:font-size-asian="14pt" style:font-weight-asian="bold" style:font-name-complex="Times New Roman1" style:font-size-complex="14pt"/>
    </style:style>
    <style:style style:name="T12" style:family="text">
      <style:text-properties fo:font-size="14pt" fo:language="en" fo:country="US" fo:font-weight="bold" officeooo:rsid="0035c7b8" style:font-size-asian="14pt" style:font-weight-asian="bold" style:font-name-complex="Times New Roman1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2fd122" style:font-size-asian="16pt" style:font-size-complex="16pt"/>
    </style:style>
    <style:style style:name="T1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6" style:family="text">
      <style:text-properties style:font-name="Consolas" fo:font-size="12pt" style:font-size-asian="12pt" style:font-size-complex="12pt"/>
    </style:style>
    <style:style style:name="T17" style:family="text">
      <style:text-properties style:font-name="Consolas" fo:font-size="12pt" officeooo:rsid="001e3f91" style:font-size-asian="12pt" style:font-size-complex="12pt"/>
    </style:style>
    <style:style style:name="T18" style:family="text">
      <style:text-properties style:font-name="Consolas" fo:font-size="12pt" officeooo:rsid="0037dcda" style:font-size-asian="12pt" style:font-size-complex="12pt"/>
    </style:style>
    <style:style style:name="T19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1f58ef" style:font-size-asian="14pt" style:font-size-complex="14pt"/>
    </style:style>
    <style:style style:name="T22" style:family="text">
      <style:text-properties style:font-name="times new roman" fo:font-size="14pt" officeooo:rsid="00240b78" style:font-size-asian="14pt" style:font-size-complex="14pt"/>
    </style:style>
    <style:style style:name="T23" style:family="text">
      <style:text-properties style:font-name="Consolas1" officeooo:rsid="00257439"/>
    </style:style>
    <style:style style:name="T24" style:family="text">
      <style:text-properties fo:font-weight="bold" style:font-weight-asian="bold" style:font-name-complex="Times New Roman1"/>
    </style:style>
    <style:style style:name="T25" style:family="text">
      <style:text-properties officeooo:rsid="0033bf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</text:p>
      <text:p text:style-name="P1">СВЯЗИ И МАССОВЫХ КОММУНИКАЦИЙ РОССИЙСКОЙ ФЕДЕРАЦИИ</text:p>
      <text:p text:style-name="P1">Федеральное государственное образовательное бюджетное учреждение</text:p>
      <text:p text:style-name="P1">высшего профессионального образования</text:p>
      <text:p text:style-name="P1">«Санкт-Петербургский государственный университет телекоммуникаций</text:p>
      <text:p text:style-name="P2">им. проф. М.А. Бонч-Бруевича»</text:p>
      <text:p text:style-name="P4"/>
      <text:p text:style-name="P8"><text:span text:style-name="T1">Факультет </text:span><text:span text:style-name="T4">Информационных технологий и программной инженерии</text:span></text:p>
      <text:p text:style-name="P17"><text:span text:style-name="T1">Кафедра </text:span><text:span text:style-name="T4">Программной инженерии и вычислительной техники</text:span></text:p>
      <text:p text:style-name="P18"/>
      <text:p text:style-name="P18"/>
      <text:p text:style-name="P18"/>
      <text:p text:style-name="P1"><text:span text:style-name="T13">ЛАБОРАТОРНАЯ РАБОТА №</text:span><text:span text:style-name="T14">4</text:span></text:p>
      <text:p text:style-name="P18">по дисциплине:</text:p>
      <text:p text:style-name="P34">«Машинно-зависимые языки программирования»</text:p>
      <text:p text:style-name="P33">тема: ОБРАБОТКА ОДНОМЕРНЫХ МАССИВОВ</text:p>
      <text:p text:style-name="Default"/>
      <text:p text:style-name="Default"/>
      <text:p text:style-name="P5"/>
      <text:p text:style-name="P5"/>
      <text:p text:style-name="P5"/>
      <text:p text:style-name="P5"/>
      <text:p text:style-name="P35">Выполнил студент(ка):</text:p>
      <text:p text:style-name="P37">Мананков Антон Павлович <text:s text:c="6"/><text:tab/></text:p>
      <text:p text:style-name="P39">(Ф.И.О., № группы) <text:tab/>(подпись)</text:p>
      <text:p text:style-name="P20"/>
      <text:p text:style-name="P35">Дата выполнения:</text:p>
      <text:p text:style-name="P21">«______» ______________________2025 г.</text:p>
      <text:p text:style-name="P21"/>
      <text:p text:style-name="P35">Проверил:</text:p>
      <text:p text:style-name="P19"><text:bookmark-start text:name="_Hlk166623169"/><text:span text:style-name="T15">Савельев Игорь Леонидович<text:tab/></text:span><text:bookmark-end text:name="_Hlk166623169"/><text:span text:style-name="T15"> <text:s/><text:tab/><text:tab/></text:span></text:p>
      <text:p text:style-name="P40">(Ф.И.О.) <text:tab/><text:tab/>(подпись)</text:p>
      <text:p text:style-name="P6"/>
      <text:p text:style-name="P3"/>
      <text:p text:style-name="P3"/>
      <text:p text:style-name="P7"/>
      <text:p text:style-name="P7"/>
      <text:p text:style-name="P7"/>
      <text:p text:style-name="P7">Санкт-Петербург</text:p>
      <text:p text:style-name="P41">2025</text:p>
      <text:p text:style-name="P43">1. Задание</text:p>
      <text:p text:style-name="P46"><text:tab/>Задав одномерный массив целочисленных данных А в одном из заданных знаковых форматов (размером 1, 2, 4 или 8 байт), реализовать обработку массива: Найти сколько положительных элементов массива A={a[i]} удовлетворяет условию d &lt;= a[i] &lt;= c.</text:p>
      <text:p text:style-name="P47"><text:span text:style-name="T24"/></text:p>
      <text:p text:style-name="P47"><text:span text:style-name="T24">2. Текст программы</text:span></text:p>
      <text:p text:style-name="P10"><text:span text:style-name="T7">2.1. <text:s/></text:span><text:span text:style-name="T5">Модуль</text:span><text:span text:style-name="T7"> main.</text:span><text:span text:style-name="T8">asm</text:span></text:p>
      <text:p text:style-name="P23">section .data</text:p>
      <text:p text:style-name="P23"><text:s text:c="4"/>msg_enter_c db 'Enter C for expression D &lt;= a[i] &lt;= C: ', 0</text:p>
      <text:p text:style-name="P23"><text:s text:c="4"/>msg_enter_d db 'Enter D for expression D &lt;= a[i] &lt;= C: ', 0</text:p>
      <text:p text:style-name="P23"><text:s text:c="4"/>msg_result db 'Result: ', 0</text:p>
      <text:p text:style-name="P23"><text:s text:c="4"/>msg_newline db 0x0A, 0</text:p>
      <text:p text:style-name="P23"><text:s text:c="4"/></text:p>
      <text:p text:style-name="P23"><text:s text:c="4"/>c_value dw 0 <text:s text:c="7"/>; верхняя граница C</text:p>
      <text:p text:style-name="P23"><text:s text:c="4"/>d_value dw 0 <text:s text:c="7"/>; нижняя граница D</text:p>
      <text:p text:style-name="P23"><text:s text:c="4"/>array_size dd 0 <text:s text:c="4"/>; размер массива</text:p>
      <text:p text:style-name="P23"><text:s text:c="4"/>result_count dd 0 <text:s text:c="2"/>; счетчик результата</text:p>
      <text:p text:style-name="P23"/>
      <text:p text:style-name="P23">section .bss</text:p>
      <text:p text:style-name="P23"><text:s text:c="4"/>array resw 1000 <text:s text:c="4"/>; массив для 1000 элементов (по 2 байта каждый)</text:p>
      <text:p text:style-name="P23"/>
      <text:p text:style-name="P23">section .text</text:p>
      <text:p text:style-name="P23"><text:s text:c="4"/>global _start</text:p>
      <text:p text:style-name="P23"><text:s text:c="4"/>extern print_string, input_signed, print_signed, check_arguments, read_file, parse_signed_number</text:p>
      <text:p text:style-name="P23"><text:s text:c="4"/>extern file_buffer</text:p>
      <text:p text:style-name="P23"/>
      <text:p text:style-name="P23">_start:</text:p>
      <text:p text:style-name="P23"><text:s text:c="4"/>call check_arguments <text:s text:c="3"/></text:p>
      <text:p text:style-name="P23"><text:s text:c="4"/>jc .exit <text:s text:c="14"/>; если ошибка - выход</text:p>
      <text:p text:style-name="P23"/>
      <text:p text:style-name="P23"><text:s text:c="4"/>call read_file <text:s text:c="8"/></text:p>
      <text:p text:style-name="P23"><text:s text:c="4"/>jc .exit <text:s text:c="14"/>; если ошибка - выход</text:p>
      <text:p text:style-name="P23"/>
      <text:p text:style-name="P23"><text:s text:c="4"/>; Парсинг чисел из файла</text:p>
      <text:p text:style-name="P23"><text:s text:c="4"/>mov esi, file_buffer <text:s text:c="2"/>; ESI = указатель на данные файла</text:p>
      <text:p text:style-name="P23"><text:s text:c="4"/>mov edi, 0 <text:s text:c="12"/>; EDI = индекс в массиве (счетчик элементов)</text:p>
      <text:p text:style-name="P23"/>
      <text:p text:style-name="P23">.parse_loop:</text:p>
      <text:p text:style-name="P23"><text:s text:c="4"/>call parse_signed_number <text:s/>; парсим одно число из файла</text:p>
      <text:p text:style-name="P23"><text:s text:c="4"/>jc .parse_done <text:s text:c="10"/>; если конец файла или ошибка - выходим</text:p>
      <text:p text:style-name="P23"><text:soft-page-break/><text:s text:c="4"/>mov [array + edi*2], ax <text:s/>; сохраняем число в массив (2 байта на элемент)</text:p>
      <text:p text:style-name="P23"><text:s text:c="4"/>inc edi <text:s text:c="17"/>; увеличиваем счетчик элементов</text:p>
      <text:p text:style-name="P23"><text:s text:c="4"/>jmp .parse_loop <text:s text:c="9"/>; продолжаем парсинг</text:p>
      <text:p text:style-name="P23"/>
      <text:p text:style-name="P23">.parse_done:</text:p>
      <text:p text:style-name="P23"><text:s text:c="4"/>mov [array_size], edi <text:s text:c="3"/></text:p>
      <text:p text:style-name="P23"/>
      <text:p text:style-name="P23"><text:s text:c="4"/>; Ввод C</text:p>
      <text:p text:style-name="P23"><text:s text:c="4"/>mov esi, msg_enter_c</text:p>
      <text:p text:style-name="P23"><text:s text:c="4"/>call print_string <text:s text:c="7"/></text:p>
      <text:p text:style-name="P23"><text:s text:c="4"/>call input_signed <text:s text:c="7"/></text:p>
      <text:p text:style-name="P23"><text:s text:c="4"/>jc .exit <text:s text:c="15"/></text:p>
      <text:p text:style-name="P23"><text:s text:c="4"/>mov [c_value], ax <text:s text:c="6"/></text:p>
      <text:p text:style-name="P23"/>
      <text:p text:style-name="P23"><text:s text:c="4"/>; Ввод D</text:p>
      <text:p text:style-name="P23"><text:s text:c="4"/>mov esi, msg_enter_d</text:p>
      <text:p text:style-name="P23"><text:s text:c="4"/>call print_string <text:s text:c="4"/></text:p>
      <text:p text:style-name="P23"><text:s text:c="4"/>call input_signed <text:s text:c="6"/></text:p>
      <text:p text:style-name="P23"><text:s text:c="4"/>jc .exit <text:s text:c="14"/></text:p>
      <text:p text:style-name="P23"><text:s text:c="4"/>mov [d_value], ax <text:s text:c="6"/></text:p>
      <text:p text:style-name="P23"/>
      <text:p text:style-name="P23"><text:s text:c="4"/>; Обработка массива</text:p>
      <text:p text:style-name="P23"><text:s text:c="4"/>mov ecx, [array_size] <text:s text:c="3"/>; ECX = количество элементов в массиве</text:p>
      <text:p text:style-name="P23"><text:s text:c="4"/>mov dword [result_count], 0 ; обнуляем счетчик результата</text:p>
      <text:p text:style-name="P23"><text:s text:c="4"/>mov esi, 0 <text:s text:c="14"/>; ESI = индекс текущего элемента</text:p>
      <text:p text:style-name="P23"/>
      <text:p text:style-name="P23">.process_loop:</text:p>
      <text:p text:style-name="P23"><text:s text:c="4"/>mov ax, [array + esi*2] <text:s/>; загружаем текущий элемент массива</text:p>
      <text:p text:style-name="P23"><text:s text:c="4"/>cmp ax, 0 <text:s text:c="15"/>; если &lt;= 0 - пропускаем</text:p>
      <text:p text:style-name="P23"><text:s text:c="4"/>jle .next <text:s text:c="15"/></text:p>
      <text:p text:style-name="P23"><text:s text:c="4"/>cmp ax, [d_value] <text:s text:c="7"/>; если &lt; D - пропускаем</text:p>
      <text:p text:style-name="P23"><text:s text:c="4"/>jl .next <text:s text:c="16"/></text:p>
      <text:p text:style-name="P23"><text:s text:c="4"/>cmp ax, [c_value] <text:s text:c="7"/>; если &gt; C - пропускаем</text:p>
      <text:p text:style-name="P23"><text:s text:c="4"/>jg .next <text:s text:c="16"/></text:p>
      <text:p text:style-name="P23"><text:s text:c="4"/>inc dword [result_count] ; увеличиваем счетчик</text:p>
      <text:p text:style-name="P23"><text:s text:c="4"/></text:p>
      <text:p text:style-name="P23">.next:</text:p>
      <text:p text:style-name="P23"><text:s text:c="4"/>inc esi <text:s text:c="17"/></text:p>
      <text:p text:style-name="P23"><text:s text:c="4"/>loop .process_loop <text:s text:c="6"/></text:p>
      <text:p text:style-name="P23"/>
      <text:p text:style-name="P23"><text:s text:c="4"/>; Вывод результата</text:p>
      <text:p text:style-name="P23"><text:s text:c="4"/>mov esi, msg_result</text:p>
      <text:p text:style-name="P23"><text:s text:c="4"/>call print_string <text:s text:c="7"/></text:p>
      <text:p text:style-name="P23"><text:s text:c="4"/>mov eax, [result_count] <text:s/></text:p>
      <text:p text:style-name="P23"><text:s text:c="4"/>call print_signed <text:s text:c="7"/></text:p>
      <text:p text:style-name="P23"><text:s text:c="4"/>mov esi, msg_newline</text:p>
      <text:p text:style-name="P23"><text:s text:c="4"/>call print_string <text:s text:c="7"/></text:p>
      <text:p text:style-name="P23"/>
      <text:p text:style-name="P23">.exit:</text:p>
      <text:p text:style-name="P23"><text:s text:c="4"/>mov eax, 1 <text:s text:c="13"/>; системный вызов exit</text:p>
      <text:p text:style-name="P23"><text:soft-page-break/><text:s text:c="4"/>mov ebx, 0 <text:s text:c="13"/>; код возврата 0</text:p>
      <text:p text:style-name="P23"><text:s text:c="4"/>int 0x80</text:p>
      <text:p text:style-name="P23"/>
      <text:p text:style-name="P23"/>
      <text:p text:style-name="P10"><text:span text:style-name="T7">2.2. <text:s/></text:span><text:span text:style-name="T5">Модуль</text:span><text:span text:style-name="T7"> </text:span><text:span text:style-name="T10">cli_func</text:span><text:span text:style-name="T7">.asm</text:span></text:p>
      <text:p text:style-name="P24">section .bss</text:p>
      <text:p text:style-name="P24"><text:tab/>input_buffer resb 16<text:tab/><text:tab/>; Буфер для ввода строки</text:p>
      <text:p text:style-name="P24"><text:tab/>print_buf_sign resb 7 <text:s text:c="6"/>; буфер для вывода знакового числа (знак + 5 цифр + 0)</text:p>
      <text:p text:style-name="P24"/>
      <text:p text:style-name="P24">section .data</text:p>
      <text:p text:style-name="P24"><text:tab/>global input_signed</text:p>
      <text:p text:style-name="P24"><text:tab/>global print_string, print_signed</text:p>
      <text:p text:style-name="P24"><text:s text:c="4"/>newline db 10, 0</text:p>
      <text:p text:style-name="P24"/>
      <text:p text:style-name="P24">section .text</text:p>
      <text:p text:style-name="P24">;-----------------------------------------------------------</text:p>
      <text:p text:style-name="P24">; Функция для ввода знакового числа</text:p>
      <text:p text:style-name="P24">; Выход: AX = число (-32768..32767)</text:p>
      <text:p text:style-name="P24">input_signed:</text:p>
      <text:p text:style-name="P24"><text:tab/>push esi</text:p>
      <text:p text:style-name="P24"><text:tab/>push edi</text:p>
      <text:p text:style-name="P24"><text:tab/>push ebx</text:p>
      <text:p text:style-name="P24"><text:tab/>push ecx</text:p>
      <text:p text:style-name="P24"><text:tab/>push edx</text:p>
      <text:p text:style-name="P24"/>
      <text:p text:style-name="P24"><text:tab/>; Читаем строку с stdin</text:p>
      <text:p text:style-name="P24"><text:tab/>mov eax, 3<text:tab/><text:tab/> <text:s text:c="7"/>; системный вызов read</text:p>
      <text:p text:style-name="P24"><text:tab/>mov ebx, 0<text:tab/><text:tab/> <text:s text:c="7"/>; stdin</text:p>
      <text:p text:style-name="P24"><text:tab/>mov ecx, input_buffer <text:s text:c="2"/>; куда писать</text:p>
      <text:p text:style-name="P24"><text:tab/>mov edx, 15<text:tab/><text:tab/><text:tab/><text:tab/>; длина максимум</text:p>
      <text:p text:style-name="P24"><text:tab/>int 0x80</text:p>
      <text:p text:style-name="P24"/>
      <text:p text:style-name="P24"><text:tab/>; Преобразуем строку в число</text:p>
      <text:p text:style-name="P24"><text:tab/>mov esi, input_buffer</text:p>
      <text:p text:style-name="P24"><text:tab/>xor edx, edx<text:tab/><text:tab/>; EDX будет накапливать число</text:p>
      <text:p text:style-name="P24"><text:soft-page-break/><text:tab/>xor ecx, ecx<text:tab/><text:tab/>; ECX = счетчик позиции</text:p>
      <text:p text:style-name="P24"><text:tab/>xor ebx, ebx<text:tab/><text:tab/>; EBX = для текущего символа</text:p>
      <text:p text:style-name="P24"><text:tab/>xor edi, edi<text:tab/><text:tab/>; EDI = флаг знака (0 = +, 1 = -)</text:p>
      <text:p text:style-name="P24"/>
      <text:p text:style-name="P24"><text:tab/>mov bl, byte [esi]</text:p>
      <text:p text:style-name="P24"><text:tab/>cmp bl, '-'<text:tab/><text:tab/>; если первый символ минус</text:p>
      <text:p text:style-name="P24"><text:tab/>jne .check_plus ; если BL не '-' то переходит</text:p>
      <text:p text:style-name="P24"><text:tab/>mov edi, 1<text:tab/><text:tab/>; устанавливаем флаг отрицательности</text:p>
      <text:p text:style-name="P24"><text:tab/>inc ecx<text:tab/><text:tab/><text:tab/>; пропускаем символ минуса</text:p>
      <text:p text:style-name="P24"><text:tab/>jmp .convert_loop</text:p>
      <text:p text:style-name="P24"/>
      <text:p text:style-name="P24">.check_plus:</text:p>
      <text:p text:style-name="P24"><text:tab/>cmp bl, '+'<text:tab/><text:tab/>; если первый символ плюс</text:p>
      <text:p text:style-name="P24"><text:tab/>jne .convert_loop</text:p>
      <text:p text:style-name="P24"><text:tab/>inc ecx<text:tab/><text:tab/><text:tab/>; пропускаем символ плюса</text:p>
      <text:p text:style-name="P24"/>
      <text:p text:style-name="P24">.convert_loop:</text:p>
      <text:p text:style-name="P24"><text:tab/>mov bl, byte [esi + ecx]<text:tab/>; текущий символ</text:p>
      <text:p text:style-name="P24"/>
      <text:p text:style-name="P24"><text:s text:c="8"/>cmp bl, 10 <text:s text:c="13"/>; если есть флаг LF (перевод строки)</text:p>
      <text:p text:style-name="P24"><text:s text:c="8"/>je .done</text:p>
      <text:p text:style-name="P24"><text:s text:c="8"/>cmp bl, 13 <text:s text:c="13"/>; если есть флаг CR (возврат каретки)</text:p>
      <text:p text:style-name="P24"><text:s text:c="8"/>je .done</text:p>
      <text:p text:style-name="P24"><text:s text:c="8"/>cmp bl, 0 <text:s text:c="14"/>; если есть нуль-терминатор</text:p>
      <text:p text:style-name="P24"><text:s text:c="8"/>je .done</text:p>
      <text:p text:style-name="P24"/>
      <text:p text:style-name="P24"><text:s text:c="8"/>cmp bl, '0'</text:p>
      <text:p text:style-name="P24"><text:s text:c="8"/>jb .error <text:s text:c="14"/>; если первое меньше '0' - ошибка</text:p>
      <text:p text:style-name="P24"><text:s text:c="8"/>cmp bl, '9'</text:p>
      <text:p text:style-name="P24"><text:s text:c="8"/>ja .error <text:s text:c="14"/>; если первое больше '9' - ошибка</text:p>
      <text:p text:style-name="P24"/>
      <text:p text:style-name="P24"><text:soft-page-break/><text:s text:c="8"/>sub bl, '0'</text:p>
      <text:p text:style-name="P24"/>
      <text:p text:style-name="P24"><text:tab/>mov eax, edx <text:s text:c="7"/>; копируем текущее число в EAX</text:p>
      <text:p text:style-name="P24"><text:tab/>mov edx, 10 <text:s text:c="8"/></text:p>
      <text:p text:style-name="P24"><text:tab/>imul edx <text:s text:c="11"/>; умножаем EAX на 10</text:p>
      <text:p text:style-name="P24"><text:tab/>jo .error <text:s text:c="10"/>; если было переполнение</text:p>
      <text:p text:style-name="P24"/>
      <text:p text:style-name="P24"><text:tab/>mov edx, eax <text:s text:c="7"/>; сохраняем результат умножения обратно в EDX</text:p>
      <text:p text:style-name="P24"/>
      <text:p text:style-name="P24"><text:tab/>movsx eax, bl <text:s text:c="6"/>; расширяем до 32 бит</text:p>
      <text:p text:style-name="P24"><text:tab/>add edx, eax <text:s text:c="7"/>; добавляем новую цифру: EDX = EDX + цифра</text:p>
      <text:p text:style-name="P24"><text:tab/>jo .error <text:s text:c="10"/>; если было переполнение</text:p>
      <text:p text:style-name="P24"/>
      <text:p text:style-name="P24"><text:tab/>inc ecx <text:s text:c="12"/>; увеличиваем счетчик позиции в строке</text:p>
      <text:p text:style-name="P24"><text:tab/>cmp ecx, 7 <text:s text:c="9"/>; проверяем, не превысили ли максимальную длину</text:p>
      <text:p text:style-name="P24"><text:tab/>jae .error <text:s text:c="9"/>; если ECX более 7</text:p>
      <text:p text:style-name="P24"><text:tab/>jmp .convert_loop <text:s text:c="2"/>; продолжаем цикл обработки символов</text:p>
      <text:p text:style-name="P24"/>
      <text:p text:style-name="P24">.done:</text:p>
      <text:p text:style-name="P24"><text:tab/>; Проверяем что ввели хотя бы одну цифру</text:p>
      <text:p text:style-name="P24"><text:tab/>cmp ecx, edi<text:tab/><text:tab/>; если только знак без цифр (ECX == EDI)</text:p>
      <text:p text:style-name="P24"><text:tab/>je .error</text:p>
      <text:p text:style-name="P24"/>
      <text:p text:style-name="P24"><text:tab/>test edi, edi<text:tab/><text:tab/>; проверка флага отрицательности</text:p>
      <text:p text:style-name="P24"><text:tab/>jz .check_positive<text:tab/>; если флаг 0 установлен, то переход</text:p>
      <text:p text:style-name="P24"/>
      <text:p text:style-name="P24"><text:tab/>; Проверяем диапазон для 16-битного знакового числа</text:p>
      <text:p text:style-name="P24"><text:tab/>cmp edx, 32768</text:p>
      <text:p text:style-name="P24"><text:tab/>ja .error</text:p>
      <text:p text:style-name="P24"><text:tab/>neg edx</text:p>
      <text:p text:style-name="P24"><text:tab/>cmp edx, -32768</text:p>
      <text:p text:style-name="P24"><text:tab/>jl .error</text:p>
      <text:p text:style-name="P24"><text:soft-page-break/><text:tab/>jmp .get_result</text:p>
      <text:p text:style-name="P24"/>
      <text:p text:style-name="P24">.check_positive:</text:p>
      <text:p text:style-name="P24"><text:tab/>cmp edx, 32767</text:p>
      <text:p text:style-name="P24"><text:tab/>jg .error</text:p>
      <text:p text:style-name="P24"/>
      <text:p text:style-name="P24">.get_result:</text:p>
      <text:p text:style-name="P24"/>
      <text:p text:style-name="P24"><text:tab/>mov ax, dx</text:p>
      <text:p text:style-name="P24"><text:tab/>clc</text:p>
      <text:p text:style-name="P24"/>
      <text:p text:style-name="P24"><text:tab/>pop edx</text:p>
      <text:p text:style-name="P24"><text:tab/>pop ecx</text:p>
      <text:p text:style-name="P24"><text:tab/>pop ebx</text:p>
      <text:p text:style-name="P24"><text:tab/>pop edi</text:p>
      <text:p text:style-name="P24"><text:tab/>pop esi</text:p>
      <text:p text:style-name="P24"><text:tab/>ret</text:p>
      <text:p text:style-name="P24"/>
      <text:p text:style-name="P24">.error:</text:p>
      <text:p text:style-name="P24"><text:tab/>stc</text:p>
      <text:p text:style-name="P24"><text:tab/>pop edx</text:p>
      <text:p text:style-name="P24"><text:tab/>pop ecx</text:p>
      <text:p text:style-name="P24"><text:tab/>pop ebx</text:p>
      <text:p text:style-name="P24"><text:tab/>pop edi</text:p>
      <text:p text:style-name="P24"><text:tab/>pop esi</text:p>
      <text:p text:style-name="P24"><text:s text:c="4"/>ret</text:p>
      <text:p text:style-name="P24"/>
      <text:p text:style-name="P24"/>
      <text:p text:style-name="P24"/>
      <text:p text:style-name="P24"/>
      <text:p text:style-name="P24"/>
      <text:p text:style-name="P24"/>
      <text:p text:style-name="P24">;========================================</text:p>
      <text:p text:style-name="P24">; Вывод строки</text:p>
      <text:p text:style-name="P24">; Вход: ESI - указатель на строку</text:p>
      <text:p text:style-name="P24"><text:soft-page-break/>print_string:</text:p>
      <text:p text:style-name="P24"><text:s text:c="4"/>push eax</text:p>
      <text:p text:style-name="P24"><text:s text:c="4"/>push ebx</text:p>
      <text:p text:style-name="P24"><text:s text:c="4"/>push ecx</text:p>
      <text:p text:style-name="P24"><text:s text:c="4"/>push edx</text:p>
      <text:p text:style-name="P24"><text:s text:c="4"/>push esi</text:p>
      <text:p text:style-name="P24"/>
      <text:p text:style-name="P24"><text:s text:c="4"/>xor edx, edx <text:s text:c="14"/>; обнуляем счетчик длины</text:p>
      <text:p text:style-name="P24"/>
      <text:p text:style-name="P24">.loop_start:</text:p>
      <text:p text:style-name="P24"><text:s text:c="4"/>cmp byte [esi + edx], 0 <text:s text:c="3"/>; проверяем конец строки</text:p>
      <text:p text:style-name="P24"><text:s text:c="4"/>je .loop_end <text:s text:c="14"/>; если одинаково, то в end</text:p>
      <text:p text:style-name="P24"><text:s text:c="4"/>inc edx<text:tab/><text:tab/><text:tab/><text:tab/><text:tab/> <text:s text:c="2"/>; увеличисть edx на 1</text:p>
      <text:p text:style-name="P24"><text:s text:c="4"/>jmp .loop_start <text:s text:c="11"/>; переход в start</text:p>
      <text:p text:style-name="P24"/>
      <text:p text:style-name="P24">.loop_end:</text:p>
      <text:p text:style-name="P24"><text:s text:c="4"/>mov eax, 4 <text:s text:c="16"/>; системный вызов write</text:p>
      <text:p text:style-name="P24"><text:s text:c="4"/>mov ebx, 1 <text:s text:c="16"/>; стандартный вывод</text:p>
      <text:p text:style-name="P24"><text:s text:c="4"/>mov ecx, esi <text:s text:c="14"/>; строка для вывода</text:p>
      <text:p text:style-name="P24"><text:s text:c="4"/>int 0x80 <text:s text:c="17"/></text:p>
      <text:p text:style-name="P24"/>
      <text:p text:style-name="P24"><text:s text:c="4"/>pop esi</text:p>
      <text:p text:style-name="P24"><text:s text:c="4"/>pop edx</text:p>
      <text:p text:style-name="P24"><text:s text:c="4"/>pop ecx</text:p>
      <text:p text:style-name="P24"><text:s text:c="4"/>pop ebx</text:p>
      <text:p text:style-name="P24"><text:s text:c="4"/>pop eax</text:p>
      <text:p text:style-name="P24"><text:s text:c="4"/>ret</text:p>
      <text:p text:style-name="P24"/>
      <text:p text:style-name="P24">;===============================</text:p>
      <text:p text:style-name="P24">; Вывод знакового числа</text:p>
      <text:p text:style-name="P24">; Вход: AX - число для вывода</text:p>
      <text:p text:style-name="P24">print_signed:</text:p>
      <text:p text:style-name="P24"><text:tab/>push esi</text:p>
      <text:p text:style-name="P24"><text:tab/>push edi</text:p>
      <text:p text:style-name="P24"><text:tab/>push ebx</text:p>
      <text:p text:style-name="P24"><text:soft-page-break/><text:tab/>push ecx</text:p>
      <text:p text:style-name="P24"><text:tab/>push edx <text:s text:c="15"/></text:p>
      <text:p text:style-name="P24"><text:s text:c="4"/></text:p>
      <text:p text:style-name="P24"><text:s text:c="4"/>mov cx, ax <text:s text:c="13"/>; Сохраняем число</text:p>
      <text:p text:style-name="P24"><text:s text:c="4"/>mov edi, print_buf_sign ; Буфер для вывода</text:p>
      <text:p text:style-name="P24"><text:s text:c="4"/>mov byte [edi], 0 <text:s text:c="6"/>; Начальный нуль-терминатор</text:p>
      <text:p text:style-name="P24"><text:s text:c="4"/></text:p>
      <text:p text:style-name="P24"><text:s text:c="4"/>; Проверяем знак</text:p>
      <text:p text:style-name="P24"><text:s text:c="4"/>cmp cx, 0</text:p>
      <text:p text:style-name="P24"><text:s text:c="4"/>jge .positive</text:p>
      <text:p text:style-name="P24"><text:s text:c="4"/>mov byte [edi], '-' <text:s text:c="4"/>; Записываем минус</text:p>
      <text:p text:style-name="P24"><text:s text:c="4"/>inc edi</text:p>
      <text:p text:style-name="P24"><text:s text:c="4"/>neg cx <text:s text:c="17"/>; Делаем положительным</text:p>
      <text:p text:style-name="P24"><text:s text:c="4"/>jmp .convert</text:p>
      <text:p text:style-name="P24"/>
      <text:p text:style-name="P24">.positive: <text:s text:c="3"/></text:p>
      <text:p text:style-name="P24"><text:s text:c="4"/>inc edi</text:p>
      <text:p text:style-name="P24"/>
      <text:p text:style-name="P24">.convert:</text:p>
      <text:p text:style-name="P24"><text:s text:c="4"/>; Находим конец буфера для цифр</text:p>
      <text:p text:style-name="P24"><text:s text:c="4"/>mov esi, edi</text:p>
      <text:p text:style-name="P24"><text:s text:c="4"/>add esi, 6 <text:s text:c="13"/>; Максимум 6 цифр</text:p>
      <text:p text:style-name="P24"><text:s text:c="4"/></text:p>
      <text:p text:style-name="P24">.digit_loop:</text:p>
      <text:p text:style-name="P24"><text:s text:c="4"/>dec esi <text:s text:c="16"/>; Двигаемся назад</text:p>
      <text:p text:style-name="P24"><text:s text:c="4"/></text:p>
      <text:p text:style-name="P24"><text:s text:c="4"/>mov ax, cx</text:p>
      <text:p text:style-name="P24"><text:s text:c="4"/>xor dx, dx</text:p>
      <text:p text:style-name="P24"><text:s text:c="4"/>mov bx, 10</text:p>
      <text:p text:style-name="P24"><text:s text:c="4"/>div bx <text:s text:c="17"/>; AX = частное, DX = цифра</text:p>
      <text:p text:style-name="P24"><text:s text:c="4"/></text:p>
      <text:p text:style-name="P24"><text:s text:c="4"/>add dl, '0' <text:s text:c="12"/>; Преобразуем в символ</text:p>
      <text:p text:style-name="P24"><text:s text:c="4"/>mov [esi], dl <text:s text:c="10"/>; Сохраняем</text:p>
      <text:p text:style-name="P24"><text:s text:c="4"/></text:p>
      <text:p text:style-name="P24"><text:s text:c="4"/>mov cx, ax <text:s text:c="13"/>; Обновляем число</text:p>
      <text:p text:style-name="P24"><text:soft-page-break/><text:s text:c="4"/>cmp cx, 0</text:p>
      <text:p text:style-name="P24"><text:s text:c="4"/>jnz .digit_loop <text:s text:c="8"/>; Продолжаем если есть цифры</text:p>
      <text:p text:style-name="P24"><text:s text:c="4"/></text:p>
      <text:p text:style-name="P24"><text:s text:c="4"/>; Копируем цифры в основной буфер</text:p>
      <text:p text:style-name="P24">.copy_digits:</text:p>
      <text:p text:style-name="P24"><text:s text:c="4"/>mov al, [esi]</text:p>
      <text:p text:style-name="P24"><text:s text:c="4"/>mov [edi], al</text:p>
      <text:p text:style-name="P24"><text:s text:c="4"/>inc esi</text:p>
      <text:p text:style-name="P24"><text:s text:c="4"/>inc edi</text:p>
      <text:p text:style-name="P24"><text:s text:c="4"/>cmp al, 0 <text:s text:c="14"/>; До нуль-терминатора</text:p>
      <text:p text:style-name="P24"><text:s text:c="4"/>jne .copy_digits</text:p>
      <text:p text:style-name="P24"><text:s text:c="4"/></text:p>
      <text:p text:style-name="P24"><text:s text:c="4"/>; Вывод результата</text:p>
      <text:p text:style-name="P24"><text:s text:c="4"/>mov eax, 4 <text:s text:c="13"/>; write</text:p>
      <text:p text:style-name="P24"><text:s text:c="4"/>mov ebx, 1<text:tab/><text:tab/><text:tab/><text:tab/>; stdout</text:p>
      <text:p text:style-name="P24"><text:s text:c="4"/>mov ecx, print_buf_sign ; то, куда</text:p>
      <text:p text:style-name="P24"><text:s text:c="4"/>mov edx, edi<text:tab/><text:tab/><text:tab/>; длина</text:p>
      <text:p text:style-name="P24"><text:s text:c="4"/>sub edx, print_buf_sign </text:p>
      <text:p text:style-name="P24"><text:s text:c="4"/>dec edx <text:s text:c="16"/>; Минус лишний нуль-терминатор</text:p>
      <text:p text:style-name="P24"><text:s text:c="4"/>int 0x80</text:p>
      <text:p text:style-name="P24"><text:s text:c="4"/></text:p>
      <text:p text:style-name="P24"><text:s text:c="4"/>; Перевод строки</text:p>
      <text:p text:style-name="P24"><text:s text:c="4"/>mov eax, 4 <text:s text:c="10"/></text:p>
      <text:p text:style-name="P24"><text:s text:c="4"/>mov ebx, 1</text:p>
      <text:p text:style-name="P24"><text:s text:c="4"/>mov ecx, newline</text:p>
      <text:p text:style-name="P24"><text:s text:c="4"/>mov edx, 1</text:p>
      <text:p text:style-name="P24"><text:s text:c="4"/>int 0x80</text:p>
      <text:p text:style-name="P24"><text:s text:c="4"/></text:p>
      <text:p text:style-name="P24"><text:tab/>pop esi</text:p>
      <text:p text:style-name="P24"><text:s text:c="4"/>pop edx</text:p>
      <text:p text:style-name="P24"><text:s text:c="4"/>pop ecx</text:p>
      <text:p text:style-name="P24"><text:s text:c="4"/>pop ebx</text:p>
      <text:p text:style-name="P24"><text:s text:c="4"/>pop eax</text:p>
      <text:p text:style-name="P24"><text:s text:c="4"/>ret</text:p>
      <text:p text:style-name="P48"><text:soft-page-break/>2.3. <text:s/>Модуль <text:span text:style-name="T25">args_func</text:span>.asm</text:p>
      <text:p text:style-name="P23">section .data</text:p>
      <text:p text:style-name="P23"><text:s text:c="4"/>msg_usage db 'Error, use: ./program &lt;filename&gt;', 0x0A, 0</text:p>
      <text:p text:style-name="P23"/>
      <text:p text:style-name="P23">section .text</text:p>
      <text:p text:style-name="P23"><text:s text:c="4"/>global check_arguments</text:p>
      <text:p text:style-name="P23"><text:s text:c="4"/>extern print_string</text:p>
      <text:p text:style-name="P23"/>
      <text:p text:style-name="P23">check_arguments:</text:p>
      <text:p text:style-name="P23"><text:s text:c="4"/>pop eax <text:s text:c="7"/>; адрес возврата в основную программу</text:p>
      <text:p text:style-name="P23"><text:s text:c="4"/>pop ebx <text:s text:c="7"/>; количество аргументов командной строки</text:p>
      <text:p text:style-name="P23"><text:s text:c="4"/>pop ebx <text:s text:c="7"/>; имя программы, например "./program"</text:p>
      <text:p text:style-name="P23"><text:s text:c="4"/>pop ebx <text:s text:c="7"/>; первый аргумент, например "input.txt"</text:p>
      <text:p text:style-name="P23"><text:s text:c="4"/></text:p>
      <text:p text:style-name="P23"><text:s text:c="4"/>test ebx, ebx ; проверяем пусто ли </text:p>
      <text:p text:style-name="P23"><text:s text:c="4"/>jnz .success <text:s/>; (not zero)если нет - успех</text:p>
      <text:p text:style-name="P23"><text:s text:c="4"/></text:p>
      <text:p text:style-name="P23"><text:s text:c="4"/>; Ошибка</text:p>
      <text:p text:style-name="P23"><text:s text:c="4"/>push eax <text:s text:c="6"/>; возвращаем return address</text:p>
      <text:p text:style-name="P23"><text:s text:c="4"/>mov esi, msg_usage</text:p>
      <text:p text:style-name="P23"><text:s text:c="4"/>call print_string</text:p>
      <text:p text:style-name="P23"><text:s text:c="4"/>stc</text:p>
      <text:p text:style-name="P23"><text:s text:c="4"/>ret</text:p>
      <text:p text:style-name="P23"/>
      <text:p text:style-name="P23">.success:</text:p>
      <text:p text:style-name="P23"><text:s text:c="4"/>push eax <text:s text:c="6"/>; возвращаем return address</text:p>
      <text:p text:style-name="P23"><text:s text:c="4"/>clc</text:p>
      <text:p text:style-name="P23"><text:s text:c="4"/>ret</text:p>
      <text:p text:style-name="P23"/>
      <text:p text:style-name="P23"/>
      <text:p text:style-name="P10"><text:span text:style-name="T7">2.3. <text:s/></text:span><text:span text:style-name="T5">Модуль</text:span><text:span text:style-name="T7"> </text:span><text:span text:style-name="T11">M</text:span><text:span text:style-name="T7">akefile</text:span></text:p>
      <text:p text:style-name="P57">program: main.o cli_func.o args_func.o file_func.o</text:p>
      <text:p text:style-name="P57"><text:tab/>ld -m elf_i386 -o program main.o cli_func.o args_func.o file_func.o</text:p>
      <text:p text:style-name="P57"/>
      <text:p text:style-name="P57">main.o: main.asm</text:p>
      <text:p text:style-name="P57"><text:tab/>nasm -f elf32 main.asm</text:p>
      <text:p text:style-name="P57"/>
      <text:p text:style-name="P57">cli_func.o: cli_func.asm</text:p>
      <text:p text:style-name="P57"><text:tab/>nasm -f elf32 cli_func.asm</text:p>
      <text:p text:style-name="P57"/>
      <text:p text:style-name="P57">args_func.o: args_func.asm</text:p>
      <text:p text:style-name="P57"><text:tab/>nasm -f elf32 args_func.asm</text:p>
      <text:p text:style-name="P57"/>
      <text:p text:style-name="P57">file_func.o: file_func.asm</text:p>
      <text:p text:style-name="P57"><text:tab/>nasm -f elf32 file_func.asm</text:p>
      <text:p text:style-name="P57"/>
      <text:p text:style-name="P57">clean:</text:p>
      <text:p text:style-name="P57"><text:tab/>rm -f *.o program</text:p>
      <text:p text:style-name="P57"/>
      <text:p text:style-name="P57"><text:soft-page-break/>run: program</text:p>
      <text:p text:style-name="P57"><text:tab/>./program input.txt</text:p>
      <text:p text:style-name="P57"/>
      <text:p text:style-name="P57">rebuild: clean program</text:p>
      <text:p text:style-name="P22"/>
      <text:p text:style-name="P22"/>
      <text:p text:style-name="P14"><text:span text:style-name="T7">2.</text:span><text:span text:style-name="T8">4</text:span><text:span text:style-name="T7">. <text:s/></text:span><text:span text:style-name="T5">Модуль</text:span><text:span text:style-name="T7"> </text:span><text:span text:style-name="T12">file_func</text:span><text:span text:style-name="T8">.asm</text:span></text:p>
      <text:p text:style-name="P30">section .data</text:p>
      <text:p text:style-name="P30"><text:s text:c="4"/>msg_error_file db 'Error! Failed to open file', 0x0A, 0</text:p>
      <text:p text:style-name="P30"><text:s text:c="4"/>msg_error_read db 'Error! Failed to read data from file', 0x0A, 0</text:p>
      <text:p text:style-name="P30"><text:s text:c="4"/>msg_parse_error db 'Error: invalid data format in file', 0x0A, 0</text:p>
      <text:p text:style-name="P30"/>
      <text:p text:style-name="P30">section .bss</text:p>
      <text:p text:style-name="P30"><text:s text:c="4"/>file_buffer resb 2000 <text:s text:c="6"/>; буфер для данных файла (2000 байт)</text:p>
      <text:p text:style-name="P30"><text:s text:c="4"/>file_buffer_len resd 1 <text:s text:c="5"/>; реальный размер прочитанных данных</text:p>
      <text:p text:style-name="P30"/>
      <text:p text:style-name="P30">section .text</text:p>
      <text:p text:style-name="P30"><text:s text:c="4"/>global read_file, parse_signed_number, file_buffer, file_buffer_len</text:p>
      <text:p text:style-name="P30"><text:s text:c="4"/>extern print_string</text:p>
      <text:p text:style-name="P30"/>
      <text:p text:style-name="P30">;-----------------------------------------------------------</text:p>
      <text:p text:style-name="P30">; Функция чтения файла</text:p>
      <text:p text:style-name="P30">; Вход: EBX = имя файла (из аргументов командной строки)</text:p>
      <text:p text:style-name="P30">; Выход: CF=1 если ошибка</text:p>
      <text:p text:style-name="P30">read_file:</text:p>
      <text:p text:style-name="P30"><text:s text:c="4"/>push eax</text:p>
      <text:p text:style-name="P30"><text:s text:c="4"/>push ebx</text:p>
      <text:p text:style-name="P30"><text:s text:c="4"/>push ecx</text:p>
      <text:p text:style-name="P30"><text:s text:c="4"/>push edx</text:p>
      <text:p text:style-name="P30"/>
      <text:p text:style-name="P30"><text:s text:c="4"/>; Открытие файла</text:p>
      <text:p text:style-name="P30"><text:soft-page-break/><text:s text:c="4"/>mov eax, 5 <text:s text:c="9"/>; системный вызов open</text:p>
      <text:p text:style-name="P30"><text:s text:c="4"/>mov ecx, 0 <text:s text:c="9"/>; O_RDONLY (только чтение)</text:p>
      <text:p text:style-name="P30"><text:s text:c="4"/>mov edx, 0 <text:s text:c="9"/>; права доступа</text:p>
      <text:p text:style-name="P30"><text:s text:c="4"/>int 0x80</text:p>
      <text:p text:style-name="P30"><text:s text:c="4"/>cmp eax, 0</text:p>
      <text:p text:style-name="P30"><text:s text:c="4"/>jl .error <text:s text:c="10"/>; если ошибка открытия</text:p>
      <text:p text:style-name="P30"/>
      <text:p text:style-name="P30"><text:s text:c="4"/>; Чтение файла</text:p>
      <text:p text:style-name="P30"><text:s text:c="4"/>mov ebx, eax <text:s text:c="7"/>; сохраняем файловый дескриптор</text:p>
      <text:p text:style-name="P30"><text:s text:c="4"/>mov eax, 3 <text:s text:c="9"/>; системный вызов read</text:p>
      <text:p text:style-name="P30"><text:s text:c="4"/>mov ecx, file_buffer; буфер для данных</text:p>
      <text:p text:style-name="P30"><text:s text:c="4"/>mov edx, 2000 <text:s text:c="6"/>; максимальный размер</text:p>
      <text:p text:style-name="P30"><text:s text:c="4"/>int 0x80</text:p>
      <text:p text:style-name="P30"><text:s text:c="4"/>mov [file_buffer_len], eax <text:s/>; сохраняем реальный размер</text:p>
      <text:p text:style-name="P30"/>
      <text:p text:style-name="P30"><text:s text:c="4"/>; Закрытие файла</text:p>
      <text:p text:style-name="P30"><text:s text:c="4"/>mov eax, 6 <text:s text:c="9"/>; системный вызов close</text:p>
      <text:p text:style-name="P30"><text:s text:c="4"/>int 0x80</text:p>
      <text:p text:style-name="P30"/>
      <text:p text:style-name="P30"><text:s text:c="4"/>clc <text:s text:c="16"/>; сбрасываем флаг переноса (успех)</text:p>
      <text:p text:style-name="P30"><text:s text:c="4"/>jmp .exit</text:p>
      <text:p text:style-name="P30"/>
      <text:p text:style-name="P30">.error:</text:p>
      <text:p text:style-name="P30"><text:s text:c="4"/>mov esi, msg_error_file</text:p>
      <text:p text:style-name="P30"><text:s text:c="4"/>call print_string</text:p>
      <text:p text:style-name="P30"><text:s text:c="4"/>stc <text:s text:c="16"/>; устанавливаем флаг переноса (ошибка)</text:p>
      <text:p text:style-name="P30"/>
      <text:p text:style-name="P30">.exit:</text:p>
      <text:p text:style-name="P30"><text:s text:c="4"/>pop edx</text:p>
      <text:p text:style-name="P30"><text:s text:c="4"/>pop ecx</text:p>
      <text:p text:style-name="P30"><text:s text:c="4"/>pop ebx</text:p>
      <text:p text:style-name="P30"><text:s text:c="4"/>pop eax</text:p>
      <text:p text:style-name="P30"><text:s text:c="4"/>ret</text:p>
      <text:p text:style-name="P30"/>
      <text:p text:style-name="P30">;-----------------------------------------------------------</text:p>
      <text:p text:style-name="P30"><text:soft-page-break/>; Функция парсинга знакового числа из буфера</text:p>
      <text:p text:style-name="P30">; Вход: ESI = указатель на текущую позицию в буфере</text:p>
      <text:p text:style-name="P30">; Выход: AX = число, ESI = указатель на следующий символ, CF=1 если ошибка или конец</text:p>
      <text:p text:style-name="P30">parse_signed_number:</text:p>
      <text:p text:style-name="P30"><text:s text:c="4"/>push ebx</text:p>
      <text:p text:style-name="P30"><text:s text:c="4"/>push ecx</text:p>
      <text:p text:style-name="P30"><text:s text:c="4"/>push edx</text:p>
      <text:p text:style-name="P30"><text:s text:c="4"/>push edi</text:p>
      <text:p text:style-name="P30"/>
      <text:p text:style-name="P30"><text:s text:c="4"/>xor eax, eax <text:s text:c="7"/>; обнуляем число</text:p>
      <text:p text:style-name="P30"><text:s text:c="4"/>xor ecx, ecx <text:s text:c="7"/>; обнуляем счетчик цифр</text:p>
      <text:p text:style-name="P30"><text:s text:c="4"/>xor edi, edi <text:s text:c="7"/>; обнуляем флаг знака (0 = +, 1 = -)</text:p>
      <text:p text:style-name="P30"/>
      <text:p text:style-name="P30">.skip_spaces:</text:p>
      <text:p text:style-name="P30"><text:s text:c="4"/>mov bl, [esi] <text:s text:c="6"/>; читаем текущий символ</text:p>
      <text:p text:style-name="P30"><text:s text:c="4"/>cmp bl, ' ' <text:s text:c="8"/>; смотрим пробел ли</text:p>
      <text:p text:style-name="P30"><text:s text:c="4"/>je .next_char</text:p>
      <text:p text:style-name="P30"><text:s text:c="4"/>cmp bl, 0x0A <text:s text:c="7"/>; смотрим это перевод строки LF</text:p>
      <text:p text:style-name="P30"><text:s text:c="4"/>je .next_char</text:p>
      <text:p text:style-name="P30"><text:s text:c="4"/>cmp bl, 0x0D <text:s text:c="7"/>; смотрим это возврат каретки CR</text:p>
      <text:p text:style-name="P30"><text:s text:c="4"/>je .next_char</text:p>
      <text:p text:style-name="P30"><text:s text:c="4"/>cmp bl, 0 <text:s text:c="10"/>; смотрим это конец файла</text:p>
      <text:p text:style-name="P30"><text:s text:c="4"/>je .end</text:p>
      <text:p text:style-name="P30"><text:s text:c="4"/>jmp .check_sign <text:s text:c="4"/>; нашли начало числа</text:p>
      <text:p text:style-name="P30"/>
      <text:p text:style-name="P30">.next_char:</text:p>
      <text:p text:style-name="P30"><text:s text:c="4"/>inc esi <text:s text:c="12"/>; переходим к следующему символу</text:p>
      <text:p text:style-name="P30"><text:s text:c="4"/>jmp .skip_spaces</text:p>
      <text:p text:style-name="P30"/>
      <text:p text:style-name="P30">.check_sign:</text:p>
      <text:p text:style-name="P30"><text:s text:c="4"/>mov bl, [esi]</text:p>
      <text:p text:style-name="P30"><text:s text:c="4"/>cmp bl, '-' <text:s text:c="2"/></text:p>
      <text:p text:style-name="P30"><text:s text:c="4"/>jne .check_plus <text:s text:c="4"/>; если плюс</text:p>
      <text:p text:style-name="P30"><text:soft-page-break/><text:s text:c="4"/>mov edi, 1 <text:s text:c="9"/>; в ином случае устанавливаем флаг отрицательности</text:p>
      <text:p text:style-name="P30"><text:s text:c="4"/>inc esi <text:s text:c="12"/>; пропускаем символ минуса</text:p>
      <text:p text:style-name="P30"><text:s text:c="4"/>jmp .convert</text:p>
      <text:p text:style-name="P30"/>
      <text:p text:style-name="P30">.check_plus:</text:p>
      <text:p text:style-name="P30"><text:s text:c="4"/>cmp bl, '+' <text:s text:c="8"/>; если плюс</text:p>
      <text:p text:style-name="P30"><text:s text:c="4"/>jne .convert</text:p>
      <text:p text:style-name="P30"><text:s text:c="4"/>inc esi <text:s text:c="12"/>; пропускаем символ плюса</text:p>
      <text:p text:style-name="P30"/>
      <text:p text:style-name="P30">.convert:</text:p>
      <text:p text:style-name="P30"><text:s text:c="4"/>mov bl, [esi] <text:s text:c="6"/>; читаем текущий символ</text:p>
      <text:p text:style-name="P30"><text:s text:c="4"/>cmp bl, ' ' <text:s text:c="8"/>; пробел - конец числа</text:p>
      <text:p text:style-name="P30"><text:s text:c="4"/>je .done</text:p>
      <text:p text:style-name="P30"><text:s text:c="4"/>cmp bl, 0x0A <text:s text:c="7"/>; перевод строки - конец числа</text:p>
      <text:p text:style-name="P30"><text:s text:c="4"/>je .done</text:p>
      <text:p text:style-name="P30"><text:s text:c="4"/>cmp bl, 0x0D <text:s text:c="7"/>; возврат каретки - конец числа</text:p>
      <text:p text:style-name="P30"><text:s text:c="4"/>je .done</text:p>
      <text:p text:style-name="P30"><text:s text:c="4"/>cmp bl, 0 <text:s text:c="10"/>; конец файла - конец числа</text:p>
      <text:p text:style-name="P30"><text:s text:c="4"/>je .done</text:p>
      <text:p text:style-name="P30"/>
      <text:p text:style-name="P30"><text:s text:c="4"/>; Проверка что символ - цифра</text:p>
      <text:p text:style-name="P30"><text:s text:c="4"/>cmp bl, '0'</text:p>
      <text:p text:style-name="P30"><text:s text:c="4"/>jb .error <text:s text:c="10"/>; если меньше '0' - ошибка</text:p>
      <text:p text:style-name="P30"><text:s text:c="4"/>cmp bl, '9'</text:p>
      <text:p text:style-name="P30"><text:s text:c="4"/>ja .error <text:s text:c="10"/>; если больше '9' - ошибка</text:p>
      <text:p text:style-name="P30"/>
      <text:p text:style-name="P30"><text:s text:c="4"/>; Преобразование символа в цифру</text:p>
      <text:p text:style-name="P30"><text:s text:c="4"/>sub bl, '0' <text:s text:c="8"/>; преобразуем символ в число ( вычитаем код '0'(48) )</text:p>
      <text:p text:style-name="P30"/>
      <text:p text:style-name="P30"><text:s text:c="4"/>; Умножение текущего результата на 10 и добавление новой цифры</text:p>
      <text:p text:style-name="P30"><text:s text:c="4"/>imul eax, 10 <text:s text:c="7"/>; EAX = EAX * 10</text:p>
      <text:p text:style-name="P30"><text:s text:c="4"/>add al, bl <text:s text:c="9"/>; добавляем новую цифру</text:p>
      <text:p text:style-name="P30"><text:soft-page-break/><text:s text:c="4"/>adc ah, 0 <text:s text:c="10"/>; учитываем перенос в старший байт</text:p>
      <text:p text:style-name="P30"/>
      <text:p text:style-name="P30"><text:s text:c="4"/>inc esi <text:s text:c="12"/>; переходим к следующему символу</text:p>
      <text:p text:style-name="P30"><text:s text:c="4"/>jmp .convert</text:p>
      <text:p text:style-name="P30"/>
      <text:p text:style-name="P30">.done:</text:p>
      <text:p text:style-name="P30"><text:s text:c="4"/>test edi, edi <text:s text:c="6"/>; проверка флага отрицательности</text:p>
      <text:p text:style-name="P30"><text:s text:c="4"/>jz .positive <text:s text:c="7"/>; если положительное - пропускаем</text:p>
      <text:p text:style-name="P30"><text:s text:c="4"/>neg ax <text:s text:c="13"/>; преобразуем в отрицательное число</text:p>
      <text:p text:style-name="P30"/>
      <text:p text:style-name="P30">.positive:</text:p>
      <text:p text:style-name="P30"><text:s text:c="4"/>clc <text:s text:c="16"/>; сбрасываем флаг переноса (успех)</text:p>
      <text:p text:style-name="P30"><text:s text:c="4"/>jmp .exit</text:p>
      <text:p text:style-name="P30"/>
      <text:p text:style-name="P30">.error:</text:p>
      <text:p text:style-name="P30">.end:</text:p>
      <text:p text:style-name="P30"><text:s text:c="4"/>stc <text:s text:c="16"/>; устанавливаем флаг переноса (ошибка или конец)</text:p>
      <text:p text:style-name="P30"/>
      <text:p text:style-name="P30">.exit:</text:p>
      <text:p text:style-name="P30"><text:s text:c="4"/>pop edi</text:p>
      <text:p text:style-name="P30"><text:s text:c="4"/>pop edx</text:p>
      <text:p text:style-name="P30"><text:s text:c="4"/>pop ecx</text:p>
      <text:p text:style-name="P30"><text:s text:c="4"/>pop ebx</text:p>
      <text:p text:style-name="P30"><text:s text:c="4"/>ret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28"/>
      <text:p text:style-name="P28"/>
      <text:p text:style-name="P44"><text:soft-page-break/>3. <text:s/>Сборка проекта</text:p>
      <text:p text:style-name="P24">sudo apt update &amp;&amp; sudo apt install -y nasm make gcc git gcc-multilib</text:p>
      <text:p text:style-name="P11"><text:span text:style-name="T16">git clone </text:span><text:a xlink:type="simple" xlink:href="https://github.com/IglFox/MZYAP" text:style-name="Internet_20_link" text:visited-style-name="Visited_20_Internet_20_Link"><text:span text:style-name="Internet_20_link"><text:span text:style-name="T16">https://github.com/IglFox/MZYAP</text:span></text:span></text:a></text:p>
      <text:p text:style-name="P11"><text:span text:style-name="T16">cd LabWork_</text:span><text:span text:style-name="T18">4</text:span><text:span text:style-name="T16"> &amp;&amp; make</text:span></text:p>
      <text:p text:style-name="P24"/>
      <text:p text:style-name="P44">4. Выполнение программы</text:p>
      <text:p text:style-name="P44">4.1. Запуск программ</text:p>
      <text:p text:style-name="P56">make run</text:p>
      <text:p text:style-name="P29"/>
      <text:p text:style-name="P29"/>
      <text:p text:style-name="P44">4.2. Входные данные</text:p>
      <text:p text:style-name="P54"><text:span text:style-name="T1">input.txt:</text:span></text:p>
      <text:p text:style-name="P54"><text:span text:style-name="T1">1 2 3 4 5</text:span></text:p>
      <text:p text:style-name="P54"><text:span text:style-name="T1"/></text:p>
      <text:p text:style-name="P54"><text:span text:style-name="T1">./program input.txt</text:span></text:p>
      <text:p text:style-name="P54"><text:span text:style-name="T1">Enter C for expression D &lt;= a[i] &lt;= C: 5</text:span></text:p>
      <text:p text:style-name="P54"><text:span text:style-name="T1">Enter D for expression D &lt;= a[i] &lt;= C: -5</text:span></text:p>
      <text:p text:style-name="P42"/>
      <text:p text:style-name="P16"><text:span text:style-name="T5">4.</text:span><text:span text:style-name="T6">3</text:span><text:span text:style-name="T5">. </text:span><text:span text:style-name="T6">Ожидаемые р</text:span><text:span text:style-name="T5">езультат</text:span><text:span text:style-name="T6">ы</text:span><text:span text:style-name="T5"> выполнения</text:span></text:p>
      <text:p text:style-name="P55"><text:span text:style-name="T1">Cреди чисел 1 2 3 4 5 между -5 и 5 включительно лежат все 5 чисел</text:span></text:p>
      <text:p text:style-name="P55"><text:span text:style-name="T1">result = 5</text:span></text:p>
      <text:p text:style-name="P10"/>
      <text:p text:style-name="P10"><text:span text:style-name="T5">4.</text:span><text:span text:style-name="T6">4</text:span><text:span text:style-name="T5">. Результат выполнения</text:span></text:p>
      <text:p text:style-name="P51"><text:span text:style-name="T1">❯ make run</text:span></text:p>
      <text:p text:style-name="P51"><text:span text:style-name="T1">./program input.txt</text:span></text:p>
      <text:p text:style-name="P51"><text:span text:style-name="T1">Enter C for expression D &lt;= a[i] &lt;= C: 5</text:span></text:p>
      <text:p text:style-name="P51"><text:span text:style-name="T1">Enter D for expression D &lt;= a[i] &lt;= C: -5</text:span></text:p>
      <text:p text:style-name="P51"><text:span text:style-name="T1">Result: 5</text:span></text:p>
      <text:p text:style-name="P11"><text:span text:style-name="T5"/></text:p>
      <text:p text:style-name="P45"><text:soft-page-break/>5. Вывод</text:p>
      <text:p text:style-name="P59">Результат выполнения программы соответствует ожидаемому результату. Работа выполнена в полном объем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s-markdown-paragraph" style:family="paragraph" style:parent-style-name="Standard">
      <style:paragraph-properties fo:margin-top="0.494cm" fo:margin-bottom="0.494cm" style:contextual-spacing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onsolas" fo:font-family="Consolas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9:49:00</meta:creation-date>
    <meta:initial-creator>Вячеслав Полянский</meta:initial-creator>
    <dc:language>ru-RU</dc:language>
    <dc:date>2025-11-30T19:43:12.503386465</dc:date>
    <meta:editing-cycles>65</meta:editing-cycles>
    <meta:editing-duration>PT1H19M28S</meta:editing-duration>
    <meta:generator>LibreOffice/24.2.7.2$Linux_X86_64 LibreOffice_project/420$Build-2</meta:generator>
    <meta:document-statistic meta:table-count="0" meta:image-count="0" meta:object-count="0" meta:page-count="18" meta:paragraph-count="486" meta:word-count="2072" meta:character-count="14420" meta:non-whitespace-character-count="10230"/>
    <meta:user-defined meta:name="AppVersion">15.0000</meta:user-defined>
    <meta:template xlink:type="simple" xlink:actuate="onRequest" xlink:title="Normal.dotm" xlink:href=""/>
  </office:meta>
</office:document-meta>
</file>